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Heading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tes rendus de la réunion interne du 25 septembre 2013 </text:p>
      <text:p text:style-name="P1"/>
      <text:p text:style-name="P4">Personnes présentes :</text:p>
      <text:list xml:id="list170599372" text:style-name="L1">
        <text:list-item>
          <text:p text:style-name="P2">Équipe projet YSECO</text:p>
          <text:list>
            <text:list-item>
              <text:p text:style-name="P2">Yahya BENTAHILA</text:p>
            </text:list-item>
            <text:list-item>
              <text:p text:style-name="P2">Sébastien DELECRAZ</text:p>
            </text:list-item>
            <text:list-item>
              <text:p text:style-name="P2">Christophe GUIEU</text:p>
            </text:list-item>
            <text:list-item>
              <text:p text:style-name="P2">Éloi PERDEREAU</text:p>
            </text:list-item>
            <text:list-item>
              <text:p text:style-name="P2">Oumar SISSOKO</text:p>
            </text:list-item>
          </text:list>
        </text:list-item>
        <text:list-item>
          <text:p text:style-name="P2">Directeur de projet</text:p>
          <text:list>
            <text:list-item>
              <text:p text:style-name="P2">Olivier MICHALON</text:p>
            </text:list-item>
          </text:list>
        </text:list-item>
      </text:list>
      <text:p text:style-name="P1"/>
      <text:p text:style-name="P1">Le dossier d'analyse fonctionnelle a été envoyé au directeur de projet avant la réunion.</text:p>
      <text:p text:style-name="P1">Celui-ci a été passé en revu et plusieurs points ont été soulevés :</text:p>
      <text:list xml:id="list1023667528" text:style-name="L2">
        <text:list-item>
          <text:p text:style-name="P3">il y a des fautes d'orthographes sur plusieurs documents,</text:p>
        </text:list-item>
        <text:list-item>
          <text:p text:style-name="P3">du texte en français pour présenter les diagrammes serait appréciable,</text:p>
        </text:list-item>
        <text:list-item>
          <text:p text:style-name="P3">le domaine du modèle du cas d'utilisation « passer commande » pourrait être agrémenté,</text:p>
        </text:list-item>
        <text:list-item>
          <text:p text:style-name="P3">les diagrammes doivent être unifiés, i.e. tous les diagrammes du même type doivent être fait avec le même logiciel,</text:p>
        </text:list-item>
        <text:list-item>
          <text:p text:style-name="P3">il faut rajouter la section « outils et méthodes »,</text:p>
        </text:list-item>
        <text:list-item>
          <text:p text:style-name="P3">les documents correspondant au cas d'utilisation « suivre commande » doivent-être diffusés à Olivier Michalon (directeur de projet) et non à Jack Jones (client),</text:p>
        </text:list-item>
        <text:list-item>
          <text:p text:style-name="P3">les modèles du domaine des deux cas d'utilisation sont semblables, il serait préférable de les fusionner,</text:p>
        </text:list-item>
        <text:list-item>
          <text:p text:style-name="P3">l'analyse des risques doit être complétée,</text:p>
        </text:list-item>
      </text:list>
      <text:p text:style-name="P1"/>
      <text:p text:style-name="P1">Toutes ces modifications sont reportées à l'itération 2.</text:p>
      <text:p text:style-name="P1">De plus, la fiche d'itération 1 doit être complétée avec les dates de rendu réelles et éventuellement des remarq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DEREAU Eloi</meta:initial-creator>
    <meta:creation-date>2013-09-25T16:55:14</meta:creation-date>
    <dc:date>2013-09-25T17:20:26</dc:date>
    <dc:creator>PERDEREAU Eloi</dc:creator>
    <meta:editing-duration>PT8M50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1" meta:paragraph-count="22" meta:word-count="209" meta:character-count="1239" meta:non-whitespace-character-count="1067"/>
  </office:meta>
</office:document-meta>
</file>